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3pt" fo:font-weight="bold" style:font-size-asian="13pt" style:font-weight-asian="bold" style:font-size-complex="13pt" style:font-weight-complex="bold"/>
    </style:style>
    <style:style style:name="P2" style:family="paragraph" style:parent-style-name="Standard">
      <style:text-properties officeooo:rsid="001f48d0" officeooo:paragraph-rsid="001f48d0"/>
    </style:style>
    <style:style style:name="P3" style:family="paragraph" style:parent-style-name="Standard">
      <style:text-properties officeooo:rsid="00233f16" officeooo:paragraph-rsid="00233f16"/>
    </style:style>
    <style:style style:name="P4" style:family="paragraph" style:parent-style-name="Standard">
      <style:text-properties officeooo:paragraph-rsid="002413d2"/>
    </style:style>
    <style:style style:name="P5" style:family="paragraph" style:parent-style-name="Standard">
      <style:text-properties officeooo:rsid="002413d2" officeooo:paragraph-rsid="002413d2"/>
    </style:style>
    <style:style style:name="P6" style:family="paragraph" style:parent-style-name="Standard">
      <style:text-properties officeooo:paragraph-rsid="0024be39"/>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text-properties fo:font-size="13pt" fo:font-weight="bold" officeooo:paragraph-rsid="002413d2" style:font-size-asian="13pt" style:font-weight-asian="bold" style:font-size-complex="13pt" style:font-weight-complex="bold"/>
    </style:style>
    <style:style style:name="P10" style:family="paragraph" style:parent-style-name="Standard">
      <style:text-properties fo:font-size="13pt" fo:font-weight="bold" officeooo:rsid="00233f16" officeooo:paragraph-rsid="00233f16" style:font-size-asian="13pt" style:font-weight-asian="bold" style:font-size-complex="13pt" style:font-weight-complex="bold"/>
    </style:style>
    <style:style style:name="P11" style:family="paragraph" style:parent-style-name="Standard">
      <style:text-properties fo:font-size="13pt" style:font-size-asian="13pt" style:font-size-complex="13pt"/>
    </style:style>
    <style:style style:name="P12" style:family="paragraph" style:parent-style-name="Standard">
      <style:text-properties fo:font-size="13pt" officeooo:rsid="0029d18f" officeooo:paragraph-rsid="0029d18f" style:font-size-asian="13pt" style:font-size-complex="13pt"/>
    </style:style>
    <style:style style:name="P13" style:family="paragraph" style:parent-style-name="Standard">
      <style:text-properties fo:font-size="13pt" fo:font-weight="normal" officeooo:rsid="0029d18f" officeooo:paragraph-rsid="0029d18f" style:font-size-asian="13pt" style:font-weight-asian="normal" style:font-size-complex="13pt" style:font-weight-complex="normal"/>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text-properties officeooo:rsid="0029310b" officeooo:paragraph-rsid="0029310b"/>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T1" style:family="text">
      <style:text-properties officeooo:rsid="001f48d0"/>
    </style:style>
    <style:style style:name="T2" style:family="text">
      <style:text-properties officeooo:rsid="00220a6d"/>
    </style:style>
    <style:style style:name="T3" style:family="text">
      <style:text-properties officeooo:rsid="002413d2"/>
    </style:style>
    <style:style style:name="T4" style:family="text">
      <style:text-properties officeooo:rsid="0024be39"/>
    </style:style>
    <style:style style:name="T5" style:family="text">
      <style:text-properties fo:font-weight="bold" style:font-weight-asian="bold" style:font-weight-complex="bold"/>
    </style:style>
    <style:style style:name="T6" style:family="text">
      <style:text-properties fo:font-weight="bold" officeooo:rsid="0024be39" style:font-weight-asian="bold" style:font-weight-complex="bold"/>
    </style:style>
    <style:style style:name="T7" style:family="text">
      <style:text-properties fo:font-weight="bold" officeooo:rsid="002413d2"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75be2"/>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style:font-size-asian="13pt" style:font-size-complex="13pt"/>
    </style:style>
    <style:style style:name="T12" style:family="text">
      <style:text-properties fo:font-size="13pt" fo:font-weight="bold" style:font-size-asian="13pt" style:font-weight-asian="bold" style:font-size-complex="13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Business area analysis and requirement definition</text:p>
      <text:p text:style-name="P11"/>
      <text:p text:style-name="P8">1.1 Introduction</text:p>
      <text:p text:style-name="P8">1.2 Business area analysis</text:p>
      <text:p text:style-name="P8">2.2.1 Detailed analysis</text:p>
      <text:p text:style-name="P8">2.2.2. Current system</text:p>
      <text:p text:style-name="P2">Their are many existing system in the working <text:span text:style-name="T2">which are <text:s/>online based </text:span>example gochereta.et,auction-ethiopia.com. <text:span text:style-name="T2">This system are are confusing to use. The other method which is manual from the company that wants to sell them and most of the information is published in the news papers.</text:span></text:p>
      <text:p text:style-name="P10">2.2.3. Players of the existing system</text:p>
      <text:p text:style-name="P12">1) <text:s/><text:span text:style-name="T1">auction-ethiopia.com</text:span></text:p>
      <text:p text:style-name="P12">2) <text:s/><text:span text:style-name="T1">gochereta.et</text:span></text:p>
      <text:p text:style-name="P8">2.2.4. Proposed system</text:p>
      <text:p text:style-name="P3"><text:span text:style-name="T3">The System we propose <text:s/>is </text:span>An online Auction web application that will make easy to use and understand. And the system will <text:span text:style-name="T3">have auction posting, verification of the companies and users.</text:span></text:p>
      <text:p text:style-name="P5">Make it default amhairc language as the system is focused for ethiopans as it is the most used language.</text:p>
      <text:p text:style-name="P9">2.2.5. Forms and reports used</text:p>
      <text:p text:style-name="Standard"><text:span text:style-name="T12">2.3. Requirement definition</text:span></text:p>
      <text:p text:style-name="P8">2.3.1. Functional requirement</text:p>
      <text:p text:style-name="Standard"><text:span text:style-name="T8">Functional requirements </text:span>define the specific actions and functionalities the system must perform. They detail what the system should do from the user's perspective. <text:span text:style-name="T9">These are the functionalities we will have: </text:span></text:p>
      <text:p text:style-name="Standard"><text:span text:style-name="Strong_20_Emphasis">User Management:</text:span> The ability for buyers and sellers to register, login, and manage their profiles.</text:p>
      <text:p text:style-name="Standard"><text:span text:style-name="Strong_20_Emphasis">Item Listing: </text:span>Sellers can list items with descriptions, photos, starting bids, and durations. Buyers can search and browse through listings.</text:p>
      <text:p text:style-name="Standard"><text:span text:style-name="Strong_20_Emphasis">Bidding Process:</text:span> Buyers can place bids, track current bids and time remaining, and potentially utilize features like automatic bidding.</text:p>
      <text:p text:style-name="Standard"><text:span text:style-name="Strong_20_Emphasis">Auction Management: </text:span>The system automatically closes auctions when time expires, determines winners, and facilitates communication between buyers and sellers.</text:p>
      <text:p text:style-name="Standard"><text:span text:style-name="Strong_20_Emphasis">Payment Processing: </text:span>Secure integration with a payment gateway to allow secure transactions for both buyers and sellers.</text:p>
      <text:p text:style-name="Standard"><text:span text:style-name="Strong_20_Emphasis">Admin Panel:</text:span> An interface for administrators to manage users, auctions, and the overall system, including generating reports and analyzing data.</text:p>
      <text:p text:style-name="P8">2.3.2. Essential Use case Modeling</text:p>
      <text:p text:style-name="P13">digram</text:p>
      <text:p text:style-name="P8">2.3.3. Actor description</text:p>
      <text:p text:style-name="P4"><text:span text:style-name="T7">Companies</text:span><text:span text:style-name="T3">: </text:span>the one who lists items for auction on the platform. They can set the starting price, duration of the auction, and any other relevant details about the item. They can also track bids and communicate with potential buyers.</text:p>
      <text:p text:style-name="P6"><text:span text:style-name="T6">Buyers</text:span><text:span text:style-name="T4">: </text:span>the one who browses the auction listings and places bids on items they are interested in. They can monitor auctions, adjust their bids, and track their success in winning items.</text:p>
      <text:p text:style-name="P6"><text:span text:style-name="Strong_20_Emphasis">Administrator:</text:span> The administrator is responsible for the overall management of the auction platform. They may handle tasks such as setting up the system, managing user accounts, ensuring fair play, and resolving disputes. They may also generate reports and analyze data to improve the platform.</text:p>
      <text:p text:style-name="P8">2.3.4. Essential Use Case Description</text:p>
      <text:h text:style-name="P1" text:outline-level="2"><text:soft-page-break/>Use Case: Placing a Bid on an Auction Item</text:h>
      <text:p text:style-name="Text_20_body">This use case describes the scenario where a bidder finds an item they are interested in on the online auction platform and submits a bid.</text:p>
      <text:p text:style-name="Text_20_body"><text:span text:style-name="Strong_20_Emphasis">Actors:</text:span></text:p>
      <text:list xml:id="list3901756202" text:style-name="L6">
        <text:list-item>
          <text:p text:style-name="P14">Bidder: The user who wants to purchase an item through the auction. </text:p>
        </text:list-item>
      </text:list>
      <text:p text:style-name="Text_20_body"><text:span text:style-name="Strong_20_Emphasis">Preconditions:</text:span></text:p>
      <text:list xml:id="list1156833233" text:style-name="L7">
        <text:list-item>
          <text:p text:style-name="P16">The bidder has a registered account on the platform. </text:p>
        </text:list-item>
        <text:list-item>
          <text:p text:style-name="P16">The bidder is logged in to their account. </text:p>
        </text:list-item>
        <text:list-item>
          <text:p text:style-name="P15">An auction for the desired item is ongoing and accepting bids. </text:p>
        </text:list-item>
      </text:list>
      <text:p text:style-name="Text_20_body"><text:span text:style-name="Strong_20_Emphasis">Basic Flow:</text:span></text:p>
      <text:list xml:id="list2372285640" text:style-name="L8">
        <text:list-item>
          <text:p text:style-name="P18">The bidder browses the available auctions through categories or search functionalities. </text:p>
        </text:list-item>
        <text:list-item>
          <text:p text:style-name="P18">The bidder finds an item of interest and clicks on the auction listing to view details. </text:p>
        </text:list-item>
        <text:list-item>
          <text:p text:style-name="P18">The auction details page displays information like item description, photos, current highest bid, reserve price (if any), and time remaining in the auction. </text:p>
        </text:list-item>
        <text:list-item>
          <text:p text:style-name="P18">The bidder decides to place a bid. They enter a bid amount in the designated field. </text:p>
        </text:list-item>
        <text:list-item>
          <text:p text:style-name="P18">The system validates the bid amount. It checks if the bid is higher than the current highest bid and meets the minimum bid increment (if applicable). </text:p>
        </text:list-item>
        <text:list-item>
          <text:p text:style-name="P18">If the bid is valid, the system confirms the bid. The bidder receives a message indicating their bid has been placed successfully and they are now the highest bidder (if applicable). </text:p>
        </text:list-item>
        <text:list-item>
          <text:p text:style-name="P18">The auction details page updates to reflect the new highest bid and the bidder's username (unless anonymous bidding is allowed). </text:p>
        </text:list-item>
        <text:list-item>
          <text:p text:style-name="P17">The system may notify the previous highest bidder (if any) that they have been outbid. </text:p>
        </text:list-item>
      </text:list>
      <text:p text:style-name="Text_20_body"><text:span text:style-name="Strong_20_Emphasis">Alternative Flows:</text:span></text:p>
      <text:list xml:id="list3601344330" text:style-name="L9">
        <text:list-item>
          <text:p text:style-name="P20"><text:span text:style-name="Strong_20_Emphasis">Invalid Bid:</text:span> If the bidder enters an invalid amount (e.g., lower than the current highest bid or minimum increment), the system displays an error message explaining the issue and prompts the bidder to enter a valid amount. </text:p>
        </text:list-item>
        <text:list-item>
          <text:p text:style-name="P20"><text:span text:style-name="Strong_20_Emphasis">Reserve Not Met:</text:span> If the auction has a reserve price and the bidder's maximum bid is not high enough, the system may inform the bidder that the reserve has not been met without revealing the actual reserve price. </text:p>
        </text:list-item>
        <text:list-item>
          <text:p text:style-name="P19"><text:span text:style-name="Strong_20_Emphasis">Outbid:</text:span> The bidder places a bid, but another bidder submits a higher bid before the auction closes. The system notifies the first bidder that they have been outbid. </text:p>
        </text:list-item>
      </text:list>
      <text:p text:style-name="Text_20_body"><text:span text:style-name="Strong_20_Emphasis">Post conditions:</text:span></text:p>
      <text:list xml:id="list118274983" text:style-name="L10">
        <text:list-item>
          <text:p text:style-name="P22">The bidder has successfully placed a bid on the chosen item, and they become the highest bidder if their bid is the current highest. </text:p>
        </text:list-item>
        <text:list-item>
          <text:p text:style-name="P22">The auction details page reflects the updated bid information. </text:p>
        </text:list-item>
        <text:list-item>
          <text:p text:style-name="P21">Depending on the scenario, other users involved (previous highest bidder, seller) may receive notifications. </text:p>
        </text:list-item>
      </text:list>
      <text:p text:style-name="P8"/>
      <text:p text:style-name="P8">2.3.5. Essential Use Interface Prototyping</text:p>
      <text:p text:style-name="P13">digram</text:p>
      <text:p text:style-name="P8">2.3.6. Collaboration modeling</text:p>
      <text:p text:style-name="P13"><text:soft-page-break/>digram</text:p>
      <text:p text:style-name="P8">2.3.7. Nonfunctional Requirements</text:p>
      <text:p text:style-name="Text_20_body"><text:span text:style-name="T10">Non-functional requirements </text:span>for a system are specifications that describe <text:span text:style-name="Strong_20_Emphasis">how well</text:span> the system operates rather than what specific features it has. They are often contrasted with functional requirements, which define the actions and functionalities of the system.</text:p>
      <text:p text:style-name="P23">Here are the <text:span text:style-name="T10">Non-functional requirements:</text:span></text:p>
      <text:p text:style-name="P23"><text:span text:style-name="Strong_20_Emphasis"><text:span text:style-name="T11">Security:</text:span></text:span><text:span text:style-name="T10"> </text:span></text:p>
      <text:list xml:id="list3150784030" text:style-name="L11">
        <text:list-item>
          <text:list>
            <text:list-item>
              <text:p text:style-name="P25">Secure user authentication and authorization. </text:p>
            </text:list-item>
            <text:list-item>
              <text:p text:style-name="P25">Encryption of sensitive data like credit card information. </text:p>
            </text:list-item>
            <text:list-item>
              <text:p text:style-name="P25">Protection against Cyber attacks and fraud. </text:p>
            </text:list-item>
          </text:list>
        </text:list-item>
        <text:list-item>
          <text:p text:style-name="P25"><text:span text:style-name="Strong_20_Emphasis">Performance:</text:span> </text:p>
          <text:list>
            <text:list-item>
              <text:p text:style-name="P25">Fast loading times for web pages and responsiveness to user actions. </text:p>
            </text:list-item>
            <text:list-item>
              <text:p text:style-name="P25">Scalability to handle a large number of users and concurrent auctions. </text:p>
            </text:list-item>
          </text:list>
        </text:list-item>
        <text:list-item>
          <text:p text:style-name="P25"><text:span text:style-name="Strong_20_Emphasis">Reliability:</text:span> </text:p>
          <text:list>
            <text:list-item>
              <text:p text:style-name="P25">The system should be highly available with minimal downtime. </text:p>
            </text:list-item>
            <text:list-item>
              <text:p text:style-name="P25">Data backup and disaster recovery procedures. </text:p>
            </text:list-item>
          </text:list>
        </text:list-item>
        <text:list-item>
          <text:p text:style-name="P25"><text:span text:style-name="Strong_20_Emphasis">Usability:</text:span> </text:p>
          <text:list>
            <text:list-item>
              <text:p text:style-name="P25">User-friendly interface with clear navigation and intuitive design. </text:p>
            </text:list-item>
            <text:list-item>
              <text:p text:style-name="P24">Responsive design for optimal viewing on different devices (desktop, mobile, etc.). </text:p>
            </text:list-item>
          </text:list>
        </text:list-item>
      </text:list>
      <text:p text:style-name="P23"><text:span text:style-name="T10"/></text:p>
      <text:p text:style-name="P8"/>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6:42:47.532972071</meta:creation-date>
    <dc:date>2024-04-03T17:35:38.780399146</dc:date>
    <meta:editing-duration>PT42M37S</meta:editing-duration>
    <meta:editing-cycles>13</meta:editing-cycles>
    <meta:generator>LibreOffice/7.3.7.2$Linux_X86_64 LibreOffice_project/30$Build-2</meta:generator>
    <meta:document-statistic meta:table-count="0" meta:image-count="0" meta:object-count="0" meta:page-count="3" meta:paragraph-count="74" meta:word-count="961" meta:character-count="6102" meta:non-whitespace-character-count="5209"/>
  </office:meta>
</office:document-meta>
</file>